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\uFF2D\uFF33 \u660E\u671D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</office:font-face-decls>
  <office:automatic-styles>
    <style:style style:family="paragraph" style:name="a1c15fe" style:parent-style-name="Standard">
      <style:paragraph-properties fo:line-height="100%" fo:text-align="left"/>
    </style:style>
    <style:style style:family="paragraph" style:name="ac3b4a6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dbe9c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d5fb1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ac765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9138a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f96df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bda7e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d94a4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7270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db371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47357e">
      <style:table-row-properties style:row-height="1.25mm"/>
    </style:style>
    <style:style style:family="paragraph" style:name="ad1cc9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e83fe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283d8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d7fa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ac50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995a7d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4d82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e2af9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bc9f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84875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b5751b">
      <style:table-row-properties style:row-height="2.66mm"/>
    </style:style>
    <style:style style:family="paragraph" style:name="a85f775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5d145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9023b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248e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e5d6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7f8d2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2d20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18423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dc89d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f1492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c884ca">
      <style:table-row-properties style:row-height="1.25mm"/>
    </style:style>
    <style:style style:family="paragraph" style:name="ab0b83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49a3f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5d34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1eed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50d6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227b5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43f6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749b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0affd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42c2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2a243">
      <style:table-row-properties style:row-height="1.25mm"/>
    </style:style>
    <style:style style:family="paragraph" style:name="a1b40e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d1b2a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3262e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10fac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4190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326c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f40b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a1fba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0a8a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afe8b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6601b8">
      <style:table-row-properties style:row-height="2.66mm"/>
    </style:style>
    <style:style style:family="paragraph" style:name="a849cf9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a9f8cf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0768d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5823c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d2ce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5a3b7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10279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6988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e38b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846f2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8f55b4">
      <style:table-row-properties style:row-height="2.66mm"/>
    </style:style>
    <style:style style:family="paragraph" style:name="a83e53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19c6e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1a9f95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ef305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8507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4e24f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f261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2cf0d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0aa2a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e109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694043">
      <style:table-row-properties style:row-height="1.25mm"/>
    </style:style>
    <style:style style:family="paragraph" style:name="a617886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5c22de">
      <style:table-cell-properties fo:background-color="#ff9966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7c4f66">
      <style:table-row-properties style:row-height="6.35mm"/>
    </style:style>
    <style:style style:family="paragraph" style:name="a925e6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c471f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ae935b">
      <style:table-row-properties style:row-height="1.46mm"/>
    </style:style>
    <style:style style:family="paragraph" style:name="a24ed5e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c9b04">
      <style:table-cell-properties fo:background-color="#eaf1dd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4746d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6c944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a880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db1e3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ca82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924e62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15ee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06505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ff205c">
      <style:table-row-properties style:row-height="6.9mm"/>
    </style:style>
    <style:style style:family="paragraph" style:name="ab760c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116c7">
      <style:table-cell-properties fo:background-color="#eaf1dd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c5a57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cc3321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511e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97359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2160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c1ad81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8c20c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ccd0f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8fbd8b">
      <style:table-row-properties style:row-height="6.9mm"/>
    </style:style>
    <style:style style:family="paragraph" style:name="a68b849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8f6f4a">
      <style:table-cell-properties fo:background-color="#c2d69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984958">
      <style:table-row-properties style:row-height="6.35mm"/>
    </style:style>
    <style:style style:family="paragraph" style:name="a5eff2e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a279c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988ca9">
      <style:table-row-properties style:row-height="1.46mm"/>
    </style:style>
    <style:style style:family="paragraph" style:name="a2f1b3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d2e89">
      <style:table-cell-properties fo:background-color="#daeef3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68ede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7586c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3520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a5578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0d84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ee715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3fcb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301c3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e0f9ba">
      <style:table-row-properties style:row-height="2.66mm"/>
    </style:style>
    <style:style style:family="paragraph" style:name="adc593e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bda73c">
      <style:table-cell-properties fo:background-color="#92cddc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7630a2">
      <style:table-row-properties style:row-height="6.35mm"/>
    </style:style>
    <style:style style:family="paragraph" style:name="a4a6c7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1f238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177861">
      <style:table-row-properties style:row-height="1.46mm"/>
    </style:style>
    <style:style style:family="paragraph" style:name="aaaae0a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54dd1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fd0586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c75d1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a7dc4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f1bd2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ff12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db491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6246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eda0a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109a8b">
      <style:table-row-properties style:row-height="1.25mm"/>
    </style:style>
    <style:style style:family="paragraph" style:name="a3f7baf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4e5fc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8ca3b4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b24b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09f5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250b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3912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fd4be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09a0e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ca92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46167d">
      <style:table-row-properties style:row-height="1.25mm"/>
    </style:style>
    <style:style style:family="paragraph" style:name="ac25b6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62a95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f30e7c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641e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7f97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d7ba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56c8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247eb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134d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21c6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f39176">
      <style:table-row-properties style:row-height="1.25mm"/>
    </style:style>
    <style:style style:family="paragraph" style:name="a90c45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3148e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4e4ed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bfd83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b562c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3198c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6730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64254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b7af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06a2e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fc93e9">
      <style:table-row-properties style:row-height="1.25mm"/>
    </style:style>
    <style:style style:family="paragraph" style:name="a680845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c3d158">
      <style:table-cell-properties fo:background-color="#d99594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93e6b1">
      <style:table-row-properties style:row-height="6.35mm"/>
    </style:style>
    <style:style style:family="paragraph" style:name="a855d3c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f0f6a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d527e6">
      <style:table-row-properties style:row-height="1.46mm"/>
    </style:style>
    <style:style style:family="paragraph" style:name="a381c66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cff25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5dc276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1fe5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94db0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7c672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3316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e1617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504e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f6f1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a89ea">
      <style:table-row-properties style:row-height="1.25mm"/>
    </style:style>
    <style:style style:family="paragraph" style:name="a86b830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fe7e9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9b76e4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963e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9967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fc2a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7f6b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7774f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16e0a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6fe65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2bc7d1">
      <style:table-row-properties style:row-height="1.25mm"/>
    </style:style>
    <style:style style:family="paragraph" style:name="aa5924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8d128">
      <style:table-cell-properties fo:background-color="#fde9d9" fo:border-bottom="0.18mm solid #ffffff" fo:border-left="0.18mm solid #ffffff" fo:border-right="0.18mm solid #ffffff" fo:border-top="none" fo:padding-bottom="0.0mm" fo:padding-left="1.91mm" fo:padding-right="1.91mm" fo:padding-top="0.0mm" style:vertical-align="middle"/>
    </style:style>
    <style:style style:family="paragraph" style:name="a35fbb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3fb9c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fce4d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4be50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26058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7ebaf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0af86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1eaaf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table-row" style:name="a18d2b6">
      <style:table-row-properties style:row-height="1.25mm"/>
    </style:style>
    <style:style style:family="paragraph" style:name="a0e682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1e910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20e5e8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6ccb0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9ca5b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fb6fd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67d1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d90b5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5f1c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2c542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b70361">
      <style:table-row-properties style:row-height="1.25mm"/>
    </style:style>
    <style:style style:family="paragraph" style:name="a5f6205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07146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fcdca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c6550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b82d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872ec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9487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82e25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6aa09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117a7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c5e280">
      <style:table-row-properties style:row-height="1.25mm"/>
    </style:style>
    <style:style style:family="paragraph" style:name="aabe40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20be7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66599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225e1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361a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eab5b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1b6a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29ca7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6132c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1ea40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512942">
      <style:table-row-properties style:row-height="2.66mm"/>
    </style:style>
    <style:style style:family="paragraph" style:name="a5a3fd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53c8b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5f8e5f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0359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69f20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6aefb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4b14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81119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ee64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c93eb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e50f1">
      <style:table-row-properties style:row-height="1.25mm"/>
    </style:style>
    <style:style style:family="paragraph" style:name="ad92a25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111674">
      <style:table-cell-properties fo:background-color="#fabf8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44332e">
      <style:table-row-properties style:row-height="6.35mm"/>
    </style:style>
    <style:style style:family="paragraph" style:name="a1d773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59642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dc096a">
      <style:table-row-properties style:row-height="1.41mm"/>
    </style:style>
    <style:style style:family="paragraph" style:name="af6da75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2a2e13">
      <style:table-cell-properties fo:background-color="#d9d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paragraph" style:name="a712c73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d01459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f14c2f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9db6c3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b151fb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f360a1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075b9f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1bb9a0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table-row" style:name="ac3bf64">
      <style:table-row-properties style:row-height="1.46mm"/>
    </style:style>
    <style:style style:family="paragraph" style:name="ab2506b" style:parent-style-name="Standard">
      <style:paragraph-properties fo:text-align="center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29c4f">
      <style:table-cell-properties fo:border-bottom="0.18mm solid #ffffff" fo:border-left="0.18mm solid #c0c0c0" fo:border-right="0.18mm solid #c0c0c0" fo:border-top="0.18mm solid #c0c0c0" fo:padding-bottom="0.0mm" fo:padding-left="1.91mm" fo:padding-right="1.91mm" fo:padding-top="0.0mm" style:vertical-align="top"/>
    </style:style>
    <style:style style:family="paragraph" style:name="ab964d8" style:parent-style-name="Standard">
      <style:paragraph-properties fo:text-align="left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8c3d4">
      <style:table-cell-properties fo:border-bottom="0.18mm solid #ffffff" fo:border-left="none" fo:border-right="none" fo:border-top="none" fo:padding-bottom="0.0mm" fo:padding-left="1.91mm" fo:padding-right="1.91mm" fo:padding-top="0.0mm" style:vertical-align="top"/>
    </style:style>
    <style:style style:family="table-row" style:name="aa784f8">
      <style:table-row-properties style:row-height="1.46mm"/>
    </style:style>
    <style:style style:family="paragraph" style:name="a5c4ad7" style:parent-style-name="Standard">
      <style:paragraph-properties fo:text-align="center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0aff9">
      <style:table-cell-properties fo:border-bottom="0.18mm solid #c0c0c0" fo:border-left="none" fo:border-right="none" fo:border-top="none" fo:padding-bottom="0.0mm" fo:padding-left="1.91mm" fo:padding-right="1.91mm" fo:padding-top="0.0mm" style:vertical-align="top"/>
    </style:style>
    <style:style style:family="paragraph" style:name="acaccbe" style:parent-style-name="Standard">
      <style:paragraph-properties fo:text-align="left" style:line-height-at-least="2.49mm"/>
    </style:style>
    <style:style style:family="table-cell" style:name="a225cda">
      <style:table-cell-properties fo:border-bottom="none" fo:border-left="none" fo:border-right="none" fo:border-top="none" fo:padding-bottom="0.0mm" fo:padding-left="1.91mm" fo:padding-right="1.91mm" fo:padding-top="0.0mm" style:vertical-align="top"/>
    </style:style>
    <style:style style:family="table-row" style:name="a3bd4ea">
      <style:table-row-properties style:row-height="1.46mm"/>
    </style:style>
    <style:style style:family="table-column" style:name="ac53a3d">
      <style:table-column-properties style:rel-column-width="11*"/>
    </style:style>
    <style:style style:family="table-column" style:name="ad237d6">
      <style:table-column-properties style:rel-column-width="55*"/>
    </style:style>
    <style:style style:family="table" style:name="a35ffe9">
      <style:table-properties fo:margin-left="-2.17mm" style:width="16.912cm" table:align="left"/>
    </style:style>
    <style:style style:family="paragraph" style:name="a14a6b8" style:parent-style-name="Standard">
      <style:paragraph-properties fo:text-align="left" style:line-height-at-least="4.25mm"/>
      <style:text-properties fo:color="#000000" fo:font-size="8.0pt" fo:font-weight="bold" style:font-name="Univers LT Std 55" style:font-name-asian="Calibri1" style:font-name-complex="Univers LT Std 55" style:font-size-asian="8.0pt" style:font-weight-asian="bold"/>
    </style:style>
    <style:style style:family="paragraph" style:name="a6f79b8" style:parent-style-name="Standard">
      <style:paragraph-properties fo:text-align="left" style:line-height-at-least="4.25mm"/>
      <style:text-properties fo:color="#000000" fo:font-size="17.5pt" fo:font-weight="bold" style:font-name="Arial" style:font-name-asian="Calibri1" style:font-name-complex="Arial" style:font-size-asian="17.5pt" style:font-weight-asian="bold"/>
    </style:style>
    <style:style style:family="paragraph" style:name="a81b55e" style:parent-style-name="Standard">
      <style:paragraph-properties fo:text-align="left" style:line-height-at-least="4.25mm"/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064f17" style:parent-style-name="Standard">
      <style:paragraph-properties fo:text-align="left" style:line-height-at-least="4.25mm"/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2723a1" style:parent-style-name="Standard">
      <style:paragraph-properties fo:line-height="100%">
        <style:tab-stops>
          <style:tab-stop style:position="-2.54cm"/>
        </style:tab-stops>
      </style:paragraph-properties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9a3147" style:parent-style-name="Heading_20_2">
      <style:paragraph-properties fo:break-before="page" fo:line-height="100%" fo:text-align="center"/>
    </style:style>
    <style:style style:family="paragraph" style:name="a5cc0ba" style:parent-style-name="Heading_20_2">
      <style:paragraph-properties fo:line-height="100%" fo:text-align="center"/>
      <style:text-properties fo:font-size="22.0pt" style:font-size-asian="22.0pt"/>
    </style:style>
    <style:style style:family="paragraph" style:name="acb4e08" style:parent-style-name="Heading_20_2">
      <style:paragraph-properties fo:line-height="100%"/>
    </style:style>
    <style:style style:family="paragraph" style:name="ae9f033" style:parent-style-name="Heading_20_2">
      <style:paragraph-properties fo:line-height="100%" fo:margin-bottom="1.06mm" fo:margin-top="4.23mm"/>
      <style:text-properties fo:font-style="normal" fo:font-weight="normal" style:font-style-asian="normal" style:font-weight-asian="normal"/>
    </style:style>
    <text:list-style style:name="WW8Num1">
      <text:list-level-style-number style:num-format="" text:display-levels="1" text:level="1">
        <style:list-level-properties text:list-level-position-and-space-mode="label-alignment">
          <style:list-level-label-alignment fo:margin-left="7.62mm" fo:text-indent="-7.62mm" text:label-followed-by="nothing"/>
        </style:list-level-properties>
      </text:list-level-style-number>
      <text:list-level-style-number style:num-format="" text:display-levels="1" text:level="2">
        <style:list-level-properties text:list-level-position-and-space-mode="label-alignment">
          <style:list-level-label-alignment fo:margin-left="10.16mm" fo:text-indent="-10.16mm" text:label-followed-by="nothing"/>
        </style:list-level-properties>
      </text:list-level-style-number>
      <text:list-level-style-number style:num-format="" text:display-levels="1" text:level="3">
        <style:list-level-properties text:list-level-position-and-space-mode="label-alignment">
          <style:list-level-label-alignment fo:margin-left="12.7mm" fo:text-indent="-12.7mm" text:label-followed-by="nothing"/>
        </style:list-level-properties>
      </text:list-level-style-number>
      <text:list-level-style-number style:num-format="" text:display-levels="1" text:level="4">
        <style:list-level-properties text:list-level-position-and-space-mode="label-alignment">
          <style:list-level-label-alignment fo:margin-left="15.24mm" fo:text-indent="-15.24mm" text:label-followed-by="nothing"/>
        </style:list-level-properties>
      </text:list-level-style-number>
      <text:list-level-style-number style:num-format="" text:display-levels="1" text:level="5">
        <style:list-level-properties text:list-level-position-and-space-mode="label-alignment">
          <style:list-level-label-alignment fo:margin-left="17.78mm" fo:text-indent="-17.78mm" text:label-followed-by="nothing"/>
        </style:list-level-properties>
      </text:list-level-style-number>
      <text:list-level-style-number style:num-format="" text:display-levels="1" text:level="6">
        <style:list-level-properties text:list-level-position-and-space-mode="label-alignment">
          <style:list-level-label-alignment fo:margin-left="20.32mm" fo:text-indent="-20.32mm" text:label-followed-by="nothing"/>
        </style:list-level-properties>
      </text:list-level-style-number>
      <text:list-level-style-number style:num-format="" text:display-levels="1" text:level="7">
        <style:list-level-properties text:list-level-position-and-space-mode="label-alignment">
          <style:list-level-label-alignment fo:margin-left="22.86mm" fo:text-indent="-22.86mm" text:label-followed-by="nothing"/>
        </style:list-level-properties>
      </text:list-level-style-number>
      <text:list-level-style-number style:num-format="" text:display-levels="1" text:level="8">
        <style:list-level-properties text:list-level-position-and-space-mode="label-alignment">
          <style:list-level-label-alignment fo:margin-left="25.4mm" fo:text-indent="-25.4mm" text:label-followed-by="nothing"/>
        </style:list-level-properties>
      </text:list-level-style-number>
      <text:list-level-style-number style:num-format="" text:display-levels="1" text:level="9">
        <style:list-level-properties text:list-level-position-and-space-mode="label-alignment">
          <style:list-level-label-alignment fo:margin-left="27.94mm" fo:text-indent="-27.94mm" text:label-followed-by="nothing"/>
        </style:list-level-properties>
      </text:list-level-style-number>
    </text:list-style>
  </office:automatic-styles>
  <office:body>
    <office:text>
      <text:h text:outline-level="2" text:style-name="ae9f033"/>
      <text:h text:outline-level="2" text:style-name="acb4e08"/>
      <text:h text:outline-level="2" text:style-name="a5cc0ba"/>
      <text:h text:outline-level="2" text:style-name="a9a3147"/>
      <text:p text:style-name="a2723a1"/>
      <text:p text:style-name="a064f17"/>
      <text:p text:style-name="a81b55e"/>
      <text:p text:style-name="a6f79b8"/>
      <text:p text:style-name="a14a6b8">NOAA Tsunami Program Matrix</text:p>
      <table:table table:style-name="a35ffe9">
        <table:table-column table:style-name="ad237d6"/>
        <table:table-column table:number-columns-repeated="4" table:style-name="ac53a3d"/>
        <table:table-row table:style-name="a3bd4ea">
          <table:table-cell table:style-name="a225cda">
            <text:p text:style-name="acaccbe"/>
          </table:table-cell>
          <table:table-cell table:number-columns-spanned="4" table:style-name="a10aff9">
            <text:p text:style-name="a5c4ad7">Line Office</text:p>
          </table:table-cell>
        </table:table-row>
        <table:table-row table:style-name="aa784f8">
          <table:table-cell table:style-name="ad8c3d4">
            <text:p text:style-name="ab964d8"/>
          </table:table-cell>
          <table:table-cell table:number-columns-spanned="4" table:style-name="aa29c4f">
            <text:p text:style-name="ab2506b"/>
          </table:table-cell>
        </table:table-row>
        <table:table-row table:style-name="ac3bf64">
          <table:table-cell table:style-name="a1bb9a0">
            <text:p text:style-name="a075b9f">Tsunami</text:p>
          </table:table-cell>
          <table:table-cell table:style-name="af360a1">
            <text:p text:style-name="ab151fb">NWS</text:p>
          </table:table-cell>
          <table:table-cell table:style-name="a9db6c3">
            <text:p text:style-name="af14c2f">OAR</text:p>
          </table:table-cell>
          <table:table-cell table:style-name="ad01459">
            <text:p text:style-name="a712c73">NOS</text:p>
          </table:table-cell>
          <table:table-cell table:style-name="a2a2e13">
            <text:p text:style-name="af6da75">NESDIS</text:p>
          </table:table-cell>
        </table:table-row>
        <table:table-row table:style-name="adc096a">
          <table:table-cell table:number-columns-spanned="5" table:style-name="a559642">
            <text:p text:style-name="a1d7735"/>
          </table:table-cell>
        </table:table-row>
        <table:table-row table:style-name="a44332e">
          <table:table-cell table:number-columns-spanned="5" table:style-name="a111674">
            <text:p text:style-name="ad92a25">Warning Guidance</text:p>
          </table:table-cell>
        </table:table-row>
        <table:table-row table:style-name="a0e50f1">
          <table:table-cell table:style-name="abc93eb">
            <text:p text:style-name="a0ee644">Program Management</text:p>
          </table:table-cell>
          <table:table-cell table:style-name="ab81119">
            <text:p text:style-name="ae4b146">✕</text:p>
          </table:table-cell>
          <table:table-cell table:style-name="a66aefb">
            <text:p text:style-name="ae69f20"/>
          </table:table-cell>
          <table:table-cell table:style-name="af0359a">
            <text:p text:style-name="a5f8e5f"/>
          </table:table-cell>
          <table:table-cell table:style-name="a153c8b">
            <text:p text:style-name="a5a3fd9"/>
          </table:table-cell>
        </table:table-row>
        <table:table-row table:style-name="a512942">
          <table:table-cell table:style-name="a81ea40">
            <text:p text:style-name="a86132c">Hazard mapping, inundation forecast modeling &amp; mapping applications, vulnerability and risk planning<text:s/></text:p>
          </table:table-cell>
          <table:table-cell table:style-name="a029ca7">
            <text:p text:style-name="ae1b6a8">✕</text:p>
          </table:table-cell>
          <table:table-cell table:style-name="a5eab5b">
            <text:p text:style-name="a6361a5">✕</text:p>
          </table:table-cell>
          <table:table-cell table:style-name="a8225e1">
            <text:p text:style-name="a66599b">✕</text:p>
          </table:table-cell>
          <table:table-cell table:style-name="a620be7">
            <text:p text:style-name="aabe406">✕</text:p>
          </table:table-cell>
        </table:table-row>
        <table:table-row table:style-name="ac5e280">
          <table:table-cell table:style-name="ac117a7">
            <text:p text:style-name="a86aa09">Seismic/sea-level (e.g. NWLON) O&amp;M</text:p>
          </table:table-cell>
          <table:table-cell table:style-name="a082e25">
            <text:p text:style-name="a594870">✕</text:p>
          </table:table-cell>
          <table:table-cell table:style-name="ab872ec">
            <text:p text:style-name="adb82d1"/>
          </table:table-cell>
          <table:table-cell table:style-name="a7c6550">
            <text:p text:style-name="afcdcad">✕</text:p>
          </table:table-cell>
          <table:table-cell table:style-name="af07146">
            <text:p text:style-name="a5f6205"/>
          </table:table-cell>
        </table:table-row>
        <table:table-row table:style-name="ab70361">
          <table:table-cell table:style-name="a02c542">
            <text:p text:style-name="a85f1c0">Data Archiving: Sea Level, DART, bathymetry topography</text:p>
          </table:table-cell>
          <table:table-cell table:style-name="a7d90b5">
            <text:p text:style-name="af67d1f"/>
          </table:table-cell>
          <table:table-cell table:style-name="a6fb6fd">
            <text:p text:style-name="ac9ca5b"/>
          </table:table-cell>
          <table:table-cell table:style-name="a66ccb0">
            <text:p text:style-name="a20e5e8"/>
          </table:table-cell>
          <table:table-cell table:style-name="a81e910">
            <text:p text:style-name="a0e682a">✕</text:p>
          </table:table-cell>
        </table:table-row>
        <table:table-row table:style-name="a18d2b6">
          <table:table-cell table:style-name="a31eaaf">
            <text:p text:style-name="a0af866"/>
          </table:table-cell>
          <table:table-cell table:style-name="a57ebaf">
            <text:p text:style-name="a260586"/>
          </table:table-cell>
          <table:table-cell table:style-name="a94be50">
            <text:p text:style-name="afce4df"/>
          </table:table-cell>
          <table:table-cell table:style-name="a03fb9c">
            <text:p text:style-name="a35fbb7"/>
          </table:table-cell>
          <table:table-cell table:style-name="a58d128">
            <text:p text:style-name="aa5924f"/>
          </table:table-cell>
        </table:table-row>
        <table:table-row table:style-name="a2bc7d1">
          <table:table-cell table:style-name="ac6fe65">
            <text:p text:style-name="a716e0a">DART System R&amp;D, O&amp;M, and Transition from Research to Applications</text:p>
          </table:table-cell>
          <table:table-cell table:style-name="a57774f">
            <text:p text:style-name="a97f6b6">✕</text:p>
          </table:table-cell>
          <table:table-cell table:style-name="aefc2aa">
            <text:p text:style-name="a599677">✕</text:p>
          </table:table-cell>
          <table:table-cell table:style-name="aa963e3">
            <text:p text:style-name="a9b76e4"/>
          </table:table-cell>
          <table:table-cell table:style-name="abfe7e9">
            <text:p text:style-name="a86b830"/>
          </table:table-cell>
        </table:table-row>
        <table:table-row table:style-name="a0a89ea">
          <table:table-cell table:style-name="a0f6f16">
            <text:p text:style-name="a6504e5">Warning Center Operations: PTWC, ATWC</text:p>
          </table:table-cell>
          <table:table-cell table:style-name="a0e1617">
            <text:p text:style-name="a233161">✕</text:p>
          </table:table-cell>
          <table:table-cell table:style-name="af7c672">
            <text:p text:style-name="a694db0"/>
          </table:table-cell>
          <table:table-cell table:style-name="ac1fe56">
            <text:p text:style-name="a5dc276"/>
          </table:table-cell>
          <table:table-cell table:style-name="a0cff25">
            <text:p text:style-name="a381c66"/>
          </table:table-cell>
        </table:table-row>
        <table:table-row table:style-name="ad527e6">
          <table:table-cell table:number-columns-spanned="5" table:style-name="aff0f6a">
            <text:p text:style-name="a855d3c"/>
          </table:table-cell>
        </table:table-row>
        <table:table-row table:style-name="a93e6b1">
          <table:table-cell table:number-columns-spanned="5" table:style-name="ac3d158">
            <text:p text:style-name="a680845">Mitigation and Preparedness</text:p>
          </table:table-cell>
        </table:table-row>
        <table:table-row table:style-name="afc93e9">
          <table:table-cell table:style-name="ad06a2e">
            <text:p text:style-name="adb7af4">TWC &amp; WFO Outreach</text:p>
          </table:table-cell>
          <table:table-cell table:style-name="a764254">
            <text:p text:style-name="a467303">✕</text:p>
          </table:table-cell>
          <table:table-cell table:style-name="a73198c">
            <text:p text:style-name="a3b562c"/>
          </table:table-cell>
          <table:table-cell table:style-name="a7bfd83">
            <text:p text:style-name="a4e4ed9"/>
          </table:table-cell>
          <table:table-cell table:style-name="a53148e">
            <text:p text:style-name="a90c452"/>
          </table:table-cell>
        </table:table-row>
        <table:table-row table:style-name="af39176">
          <table:table-cell table:style-name="ae21c60">
            <text:p text:style-name="a7134d3">National Tsunami Hazard Mitigation Program</text:p>
          </table:table-cell>
          <table:table-cell table:style-name="a247eb0">
            <text:p text:style-name="ae56c87">✕</text:p>
          </table:table-cell>
          <table:table-cell table:style-name="a6d7ba6">
            <text:p text:style-name="a87f973">✕</text:p>
          </table:table-cell>
          <table:table-cell table:style-name="a0641e0">
            <text:p text:style-name="af30e7c"/>
          </table:table-cell>
          <table:table-cell table:style-name="a362a95">
            <text:p text:style-name="ac25b65">✕</text:p>
          </table:table-cell>
        </table:table-row>
        <table:table-row table:style-name="a46167d">
          <table:table-cell table:style-name="a1ca926">
            <text:p text:style-name="aa09a0e">TsunamiReady</text:p>
          </table:table-cell>
          <table:table-cell table:style-name="a1fd4be">
            <text:p text:style-name="a339122">✕</text:p>
          </table:table-cell>
          <table:table-cell table:style-name="aa250b6">
            <text:p text:style-name="a609f52"/>
          </table:table-cell>
          <table:table-cell table:style-name="acb24b6">
            <text:p text:style-name="a8ca3b4"/>
          </table:table-cell>
          <table:table-cell table:style-name="ad4e5fc">
            <text:p text:style-name="a3f7baf"/>
          </table:table-cell>
        </table:table-row>
        <table:table-row table:style-name="a109a8b">
          <table:table-cell table:style-name="a5eda0a">
            <text:p text:style-name="a462463">ITIC</text:p>
          </table:table-cell>
          <table:table-cell table:style-name="a4db491">
            <text:p text:style-name="aaff121">✕</text:p>
          </table:table-cell>
          <table:table-cell table:style-name="a1f1bd2">
            <text:p text:style-name="a8a7dc4"/>
          </table:table-cell>
          <table:table-cell table:style-name="aec75d1">
            <text:p text:style-name="afd0586"/>
          </table:table-cell>
          <table:table-cell table:style-name="a254dd1">
            <text:p text:style-name="aaaae0a"/>
          </table:table-cell>
        </table:table-row>
        <table:table-row table:style-name="a177861">
          <table:table-cell table:number-columns-spanned="5" table:style-name="aa1f238">
            <text:p text:style-name="a4a6c77"/>
          </table:table-cell>
        </table:table-row>
        <table:table-row table:style-name="a7630a2">
          <table:table-cell table:number-columns-spanned="5" table:style-name="abda73c">
            <text:p text:style-name="adc593e">Research</text:p>
          </table:table-cell>
        </table:table-row>
        <table:table-row table:style-name="ae0f9ba">
          <table:table-cell table:style-name="a2301c3">
            <text:p text:style-name="ac3fcb4">Tsunami Science, Inundation Modeling &amp; Mapping, Sensor Development, Digital Elevation Models</text:p>
          </table:table-cell>
          <table:table-cell table:style-name="abee715">
            <text:p text:style-name="aa0d843">✕</text:p>
          </table:table-cell>
          <table:table-cell table:style-name="a0a5578">
            <text:p text:style-name="a835203">✕</text:p>
          </table:table-cell>
          <table:table-cell table:style-name="a57586c">
            <text:p text:style-name="a68edef">✕</text:p>
          </table:table-cell>
          <table:table-cell table:style-name="add2e89">
            <text:p text:style-name="a2f1b35">✕</text:p>
          </table:table-cell>
        </table:table-row>
        <table:table-row table:style-name="a988ca9">
          <table:table-cell table:number-columns-spanned="5" table:style-name="aea279c">
            <text:p text:style-name="a5eff2e"/>
          </table:table-cell>
        </table:table-row>
        <table:table-row table:style-name="a984958">
          <table:table-cell table:number-columns-spanned="5" table:style-name="a8f6f4a">
            <text:p text:style-name="a68b849">International Coordination</text:p>
          </table:table-cell>
        </table:table-row>
        <table:table-row table:style-name="a8fbd8b">
          <table:table-cell table:style-name="a2ccd0f">
            <text:p text:style-name="ab8c20c">Warning System Development and Capacity Building: Global: GEO, United Nations (UNESCO/IOC, WMO, ISDR, UNDP). Regional Intergovernmental: ICGs (Pacific, Indian, Caribbean, North East Atlantic and Mediterranean) International Tsunami Survey Teams (post-tsunami assessments); technology transfer, training, data/information exchange, system design &amp; integration</text:p>
          </table:table-cell>
          <table:table-cell table:style-name="ac1ad81">
            <text:p text:style-name="a32160c">✕</text:p>
          </table:table-cell>
          <table:table-cell table:style-name="ae97359">
            <text:p text:style-name="a4511e4">✕</text:p>
          </table:table-cell>
          <table:table-cell table:style-name="acc3321">
            <text:p text:style-name="ac5a57d">✕</text:p>
          </table:table-cell>
          <table:table-cell table:style-name="a3116c7">
            <text:p text:style-name="ab760cd">✕</text:p>
          </table:table-cell>
        </table:table-row>
        <table:table-row table:style-name="aff205c">
          <table:table-cell table:style-name="a606505">
            <text:p text:style-name="a215ee4">ITIC</text:p>
          </table:table-cell>
          <table:table-cell table:style-name="a924e62">
            <text:p text:style-name="afca824">✕</text:p>
          </table:table-cell>
          <table:table-cell table:style-name="a4db1e3">
            <text:p text:style-name="a0a8805"/>
          </table:table-cell>
          <table:table-cell table:style-name="ab6c944">
            <text:p text:style-name="a4746d0"/>
          </table:table-cell>
          <table:table-cell table:style-name="afc9b04">
            <text:p text:style-name="a24ed5e"/>
          </table:table-cell>
        </table:table-row>
        <table:table-row table:style-name="aae935b">
          <table:table-cell table:number-columns-spanned="5" table:style-name="aec471f">
            <text:p text:style-name="a925e65"/>
          </table:table-cell>
        </table:table-row>
        <table:table-row table:style-name="a7c4f66">
          <table:table-cell table:number-columns-spanned="5" table:style-name="a5c22de">
            <text:p text:style-name="a617886">Interagency Coordination</text:p>
          </table:table-cell>
        </table:table-row>
        <table:table-row table:style-name="a694043">
          <table:table-cell table:style-name="a4e1090">
            <text:p text:style-name="a70aa2a">ITIC</text:p>
          </table:table-cell>
          <table:table-cell table:style-name="a2cf0d0">
            <text:p text:style-name="adf261f">✕</text:p>
          </table:table-cell>
          <table:table-cell table:style-name="ac4e24f">
            <text:p text:style-name="a985071"/>
          </table:table-cell>
          <table:table-cell table:style-name="a2ef305">
            <text:p text:style-name="a1a9f95"/>
          </table:table-cell>
          <table:table-cell table:style-name="a119c6e">
            <text:p text:style-name="a83e532"/>
          </table:table-cell>
        </table:table-row>
        <table:table-row table:style-name="a8f55b4">
          <table:table-cell table:style-name="ad846f2">
            <text:p text:style-name="a5e38b6">Interagency Partnerships: USAID, USGS, USTDA USFS, State Department, FEMA, DHS, USACE, NIST, NSF, Int’l Sea Grant</text:p>
          </table:table-cell>
          <table:table-cell table:style-name="ad69888">
            <text:p text:style-name="a610279">✕</text:p>
          </table:table-cell>
          <table:table-cell table:style-name="ae5a3b7">
            <text:p text:style-name="afd2ce6">✕</text:p>
          </table:table-cell>
          <table:table-cell table:style-name="a85823c">
            <text:p text:style-name="a0768df">✕</text:p>
          </table:table-cell>
          <table:table-cell table:style-name="aa9f8cf">
            <text:p text:style-name="a849cf9">✕</text:p>
          </table:table-cell>
        </table:table-row>
        <table:table-row table:style-name="a6601b8">
          <table:table-cell table:style-name="a4afe8b">
            <text:p text:style-name="a00a8a6">Technical and Scientific Partnerships [IUGG/Tsunami Commission, US Scientific Professional Organizations (AGU, GSA, BSSA)]</text:p>
          </table:table-cell>
          <table:table-cell table:style-name="a3a1fba">
            <text:p text:style-name="a7f40bc">✕</text:p>
          </table:table-cell>
          <table:table-cell table:style-name="ad326c0">
            <text:p text:style-name="ab4190b">✕</text:p>
          </table:table-cell>
          <table:table-cell table:style-name="a510fac">
            <text:p text:style-name="a3262ec">✕</text:p>
          </table:table-cell>
          <table:table-cell table:style-name="a6d1b2a">
            <text:p text:style-name="a1b40e5">✕</text:p>
          </table:table-cell>
        </table:table-row>
        <table:table-row table:style-name="a02a243">
          <table:table-cell table:style-name="a742c26">
            <text:p text:style-name="a20affd">Regional and Global Seismic Networks</text:p>
          </table:table-cell>
          <table:table-cell table:style-name="ab749b0">
            <text:p text:style-name="a743f65">✕</text:p>
          </table:table-cell>
          <table:table-cell table:style-name="a2227b5">
            <text:p text:style-name="a950d61"/>
          </table:table-cell>
          <table:table-cell table:style-name="a31eed6">
            <text:p text:style-name="ab5d348"/>
          </table:table-cell>
          <table:table-cell table:style-name="af49a3f">
            <text:p text:style-name="ab0b838"/>
          </table:table-cell>
        </table:table-row>
        <table:table-row table:style-name="ac884ca">
          <table:table-cell table:style-name="adf1492">
            <text:p text:style-name="aadc89d">GLOSS O&amp;M</text:p>
          </table:table-cell>
          <table:table-cell table:style-name="ab18423">
            <text:p text:style-name="a02d204"/>
          </table:table-cell>
          <table:table-cell table:style-name="a77f8d2">
            <text:p text:style-name="aee5d6a">✕</text:p>
          </table:table-cell>
          <table:table-cell table:style-name="a3248e8">
            <text:p text:style-name="a9023b8"/>
          </table:table-cell>
          <table:table-cell table:style-name="ae5d145">
            <text:p text:style-name="a85f775"/>
          </table:table-cell>
        </table:table-row>
        <table:table-row table:style-name="ab5751b">
          <table:table-cell table:style-name="a484875">
            <text:p text:style-name="a8bc9f2">Bathymetry, Topography, Hydrography, Coastal Survey, Ocean Exploration, VDATUM</text:p>
          </table:table-cell>
          <table:table-cell table:style-name="a2e2af9">
            <text:p text:style-name="a54d823"/>
          </table:table-cell>
          <table:table-cell table:style-name="a995a7d">
            <text:p text:style-name="aaac507">✕</text:p>
          </table:table-cell>
          <table:table-cell table:style-name="a5d7fa6">
            <text:p text:style-name="a283d80">✕</text:p>
          </table:table-cell>
          <table:table-cell table:style-name="a1e83fe">
            <text:p text:style-name="ad1cc99"/>
          </table:table-cell>
        </table:table-row>
        <table:table-row table:style-name="a47357e">
          <table:table-cell table:style-name="acdb371">
            <text:p text:style-name="ab7270f">Coastal Community Resilience and Coastal Zone Management</text:p>
          </table:table-cell>
          <table:table-cell table:style-name="add94a4">
            <text:p text:style-name="a2bda7e"/>
          </table:table-cell>
          <table:table-cell table:style-name="a3f96df">
            <text:p text:style-name="a39138a"/>
          </table:table-cell>
          <table:table-cell table:style-name="a1ac765">
            <text:p text:style-name="ad5fb18">✕</text:p>
          </table:table-cell>
          <table:table-cell table:style-name="acdbe9c">
            <text:p text:style-name="ac3b4a6">X</text:p>
          </table:table-cell>
        </table:table-row>
      </table:table>
      <text:p text:style-name="a1c15f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\uFF2D\uFF33 \u660E\u671D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paragraph-properties fo:text-align="justify" style:line-height-at-least="6.35mm"/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family="paragraph" style:name="Pa2" style:next-style-name="Standard" style:parent-style-name="Standard">
      <style:paragraph-properties fo:text-align="left" style:line-height-at-least="2.13mm"/>
      <style:text-properties style:font-name="Univers LT Std 55" style:font-name-asian="Calibri1" style:font-name-complex="Times New Roman"/>
    </style:style>
    <style:style style:family="paragraph" style:name="Pa1" style:next-style-name="Standard" style:parent-style-name="Standard">
      <style:paragraph-properties fo:text-align="left" style:line-height-at-least="2.49mm"/>
      <style:text-properties style:font-name="Univers LT Std 55" style:font-name-asian="Calibri1" style:font-name-complex="Times New Roman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Pa3" style:next-style-name="Standard" style:parent-style-name="Standard">
      <style:paragraph-properties fo:text-align="left" style:line-height-at-least="4.25mm"/>
      <style:text-properties style:font-name="Univers LT Std 55" style:font-name-asian="Calibri1" style:font-name-complex="Times New Roman"/>
    </style:style>
    <style:style style:family="paragraph" style:name="Verzeichnis" style:parent-style-name="Standard">
      <style:text-properties style:font-name-complex="Mangal1"/>
    </style:style>
    <style:style style:display-name="Table Contents" style:family="paragraph" style:name="Table_20_Contents" style:parent-style-name="Standard"/>
    <style:style style:family="paragraph" style:name="CM1" style:next-style-name="Standard" style:parent-style-name="Standard">
      <style:paragraph-properties style:line-height-at-least="5.52mm"/>
      <style:text-properties style:font-name="Arial" style:font-name-complex="Arial"/>
    </style:style>
    <style:style style:display-name="Normal (Web)" style:family="paragraph" style:name="Normal_20__28_Web_29_" style:parent-style-name="Standard">
      <style:paragraph-properties fo:margin-bottom="4.94mm" fo:margin-top="4.94mm"/>
    </style:style>
    <style:style style:display-name="List Paragraph" style:family="paragraph" style:name="List_20_Paragraph" style:parent-style-name="Standard">
      <style:paragraph-properties fo:margin-left="12.7mm" fo:margin-right="0.0mm" fo:text-indent="0.0mm"/>
    </style:style>
    <style:style style:family="paragraph" style:name="CM2" style:next-style-name="Standard" style:parent-style-name="Standard">
      <style:paragraph-properties style:line-height-at-least="5.52mm"/>
      <style:text-properties style:font-name="Arial" style:font-name-complex="Arial"/>
    </style:style>
    <style:style style:family="paragraph" style:name="Index" style:parent-style-name="Standard">
      <style:text-properties style:font-name-complex="Mangal1" style:font-size-asian="12.0pt"/>
    </style:style>
    <style:style style:display-name="Comment Text" style:family="paragraph" style:name="Comment_20_Text" style:parent-style-name="Standard">
      <style:text-properties fo:font-size="10.0pt" style:font-size-asian="10.0pt"/>
    </style:style>
    <style:style style:display-name="Tabellen Inhalt" style:family="paragraph" style:name="Tabellen_20_Inhalt" style:parent-style-name="Standard"/>
    <style:style style:display-name="Colorful Shading - Accent 1" style:family="paragraph" style:name="Colorful_20_Shading_20_-_20_Accent_20_1" style:parent-style-name="default_paragraph_style"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Rahmeninhalt" style:parent-style-name="Text_20_body"/>
    <style:style style:display-name="Frame contents" style:family="paragraph" style:name="Frame_20_contents" style:parent-style-name="Standard"/>
    <style:style style:family="paragraph" style:name="List" style:parent-style-name="Text_20_body">
      <style:text-properties style:font-name-complex="Mangal1"/>
    </style:style>
    <style:style style:display-name="HTML Preformatted" style:family="paragraph" style:name="HTML_20_Preformatted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untry="none" fo:font-size="10.0pt" fo:language="zxx" style:country-asian="none" style:country-complex="none" style:font-name="Courier New" style:font-name-complex="Courier New" style:font-size-asian="10.0pt" style:language-asian="zxx"/>
    </style:style>
    <style:style style:display-name="Tabellen Überschrift" style:family="paragraph" style:name="Tabellen_20_Überschrift" style:parent-style-name="Tabellen_20_Inhalt">
      <style:paragraph-properties fo:text-align="center"/>
      <style:text-properties fo:font-weight="bold" style:font-weight-asian="bold" style:font-weight-complex="bold"/>
    </style:style>
    <style:style style:family="paragraph" style:name="Beschriftung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Comment Subject" style:family="paragraph" style:name="Comment_20_Subject" style:next-style-name="Comment_20_Text" style:parent-style-name="Comment_20_Text">
      <style:paragraph-properties/>
      <style:text-properties fo:font-weight="bold" style:font-weight-asian="bold" style:font-weight-complex="bold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Standard" style:parent-style-name="Standard">
      <style:paragraph-properties/>
      <style:text-properties fo:font-size="10.0pt" fo:font-weight="bold" style:font-size-asian="10.0pt" style:font-weight-asian="bold" style:font-weight-complex="bold"/>
    </style:style>
    <style:style style:default-outline-level="2" style:display-name="Heading 2" style:family="paragraph" style:name="Heading_20_2" style:next-style-name="Standard" style:parent-style-name="Standard">
      <style:paragraph-properties fo:margin-bottom="1.06mm" fo:margin-top="4.23mm"/>
      <style:text-properties fo:font-size="14.0pt" fo:font-style="italic" fo:font-weight="bold" style:font-name="Arial" style:font-name-complex="Arial" style:font-size-asian="14.0pt" style:font-style-asian="italic" style:font-style-complex="italic" style:font-weight-asian="bold" style:font-weight-complex="bold"/>
    </style:style>
    <style:style style:display-name="Balloon Text" style:family="paragraph" style:name="Balloon_20_Text" style:parent-style-name="Standard">
      <style:text-properties fo:font-size="8.0pt" style:font-name="Tahoma" style:font-name-complex="Tahoma" style:font-size-asian="8.0pt"/>
    </style:style>
    <style:style style:default-outline-level="3" style:display-name="Heading 3" style:family="paragraph" style:name="Heading_20_3" style:next-style-name="Standard" style:parent-style-name="Standard">
      <style:paragraph-properties fo:margin-bottom="1.06mm" fo:margin-top="4.23mm"/>
      <style:text-properties fo:font-size="13.0pt" fo:font-weight="bold" style:font-name="Arial" style:font-name-complex="Arial" style:font-size-asian="13.0pt" style:font-weight-asian="bold" style:font-weight-complex="bold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Arial" style:font-name-asian="Microsoft YaHei1" style:font-name-complex="Mangal2" style:font-size-asian="14.0pt"/>
    </style:style>
    <style:style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Colorful List - Accent 1" style:family="paragraph" style:name="Colorful_20_List_20_-_20_Accent_20_1" style:parent-style-name="Standard">
      <style:paragraph-properties fo:margin-left="12.7mm" fo:margin-right="0.0mm" fo:text-indent="0.0mm"/>
    </style:style>
    <style:style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Plain Text" style:family="paragraph" style:name="Plain_20_Text" style:parent-style-name="Standard">
      <style:paragraph-properties fo:line-height="100%" fo:text-align="left"/>
      <style:text-properties fo:font-size="10.0pt" style:font-name="Courier New" style:font-name-complex="Courier New" style:font-size-asian="10.0pt"/>
    </style:style>
    <style:style style:family="paragraph" style:name="Pa0" style:next-style-name="Standard" style:parent-style-name="Standard">
      <style:paragraph-properties fo:text-align="left" style:line-height-at-least="2.49mm"/>
      <style:text-properties style:font-name="Univers LT Std 55" style:font-name-asian="Calibri1" style:font-name-complex="Times New Roman"/>
    </style:style>
    <style:style style:family="text" style:name="WW8Num26ztrue" style:parent-style-name="default_character_style"/>
    <style:style style:family="text" style:name="WW-WW8Num34ztrue1" style:parent-style-name="default_character_style"/>
    <style:style style:family="text" style:name="WW-WW8Num36ztrue" style:parent-style-name="default_character_style"/>
    <style:style style:family="text" style:name="A0" style:parent-style-name="default_character_style">
      <style:text-properties fo:color="#000000" fo:font-size="7.0pt" style:font-name="Zapf Dingbats ITC" style:font-name-complex="Zapf Dingbats ITC" style:font-size-asian="7.0pt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family="text" style:name="WW8NumSt44z0" style:parent-style-name="default_character_style">
      <style:text-properties fo:font-size="11.0pt" style:font-name="Arial" style:font-name-complex="Wingdings" style:font-size-asian="11.0pt"/>
    </style:style>
    <style:style style:family="text" style:name="WW8Num22z1" style:parent-style-name="default_character_style">
      <style:text-properties style:font-name="Courier New" style:font-name-complex="Courier New"/>
    </style:style>
    <style:style style:family="text" style:name="WW-WW8Num23ztrue1234" style:parent-style-name="default_character_style"/>
    <style:style style:family="text" style:name="WW-WW8Num41ztrue1" style:parent-style-name="default_character_style"/>
    <style:style style:display-name="Default Paragraph Font" style:family="text" style:name="Default_20_Paragraph_20_Font" style:parent-style-name="default_character_style"/>
    <style:style style:family="text" style:name="WW8Num22z0" style:parent-style-name="default_character_style">
      <style:text-properties style:font-name="Symbol" style:font-name-complex="Symbol"/>
    </style:style>
    <style:style style:family="text" style:name="WW8Num22z2" style:parent-style-name="default_character_style">
      <style:text-properties style:font-name="Wingdings" style:font-name-complex="Wingdings"/>
    </style:style>
    <style:style style:family="text" style:name="WW-WW8Num27ztrue123" style:parent-style-name="default_character_style"/>
    <style:style style:family="text" style:name="WW-WW8Num8ztrue123" style:parent-style-name="default_character_style"/>
    <style:style style:family="text" style:name="WW-WW8Num16ztrue12" style:parent-style-name="default_character_style"/>
    <style:style style:family="text" style:name="WW8Num41ztrue" style:parent-style-name="default_character_style"/>
    <style:style style:family="text" style:name="WW-WW8Num41ztrue1234" style:parent-style-name="default_character_style"/>
    <style:style style:family="text" style:name="WW8Num8ztrue" style:parent-style-name="default_character_style"/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WW8Num18z0" style:parent-style-name="default_character_style">
      <style:text-properties style:font-name="Symbol" style:font-name-complex="Symbol"/>
    </style:style>
    <style:style style:family="text" style:name="WW-WW8Num31ztrue1234" style:parent-style-name="default_character_style"/>
    <style:style style:family="text" style:name="WW8Num43ztrue" style:parent-style-name="default_character_style"/>
    <style:style style:family="text" style:name="WW8Num2z0" style:parent-style-name="default_character_style">
      <style:text-properties style:font-name="Symbol" style:font-name-complex="Symbol"/>
    </style:style>
    <style:style style:family="text" style:name="WW-WW8Num7ztrue" style:parent-style-name="default_character_style"/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3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10z0" style:parent-style-name="default_character_style">
      <style:text-properties style:font-name="Symbol" style:font-name-complex="Symbol"/>
    </style:style>
    <style:style style:family="text" style:name="WW-WW8Num36ztrue123" style:parent-style-name="default_character_style"/>
    <style:style style:family="text" style:name="WW8Num31ztrue" style:parent-style-name="default_character_style"/>
    <style:style style:family="text" style:name="WW-WW8Num4ztrue1" style:parent-style-name="default_character_style"/>
    <style:style style:family="text" style:name="WW-WW8Num33ztrue123456" style:parent-style-name="default_character_style"/>
    <style:style style:family="text" style:name="WW-WW8Num15ztrue1234" style:parent-style-name="default_character_style"/>
    <style:style style:family="text" style:name="WW-WW8Num43ztrue1234" style:parent-style-name="default_character_style"/>
    <style:style style:family="text" style:name="WW-WW8Num34ztrue" style:parent-style-name="default_character_style"/>
    <style:style style:family="text" style:name="WW-WW8Num41ztrue" style:parent-style-name="default_character_style"/>
    <style:style style:family="text" style:name="WW-WW8Num27ztrue12" style:parent-style-name="default_character_style"/>
    <style:style style:family="text" style:name="WW-WW8Num23ztrue12" style:parent-style-name="default_character_style"/>
    <style:style style:family="text" style:name="WW-WW8Num23ztrue123456" style:parent-style-name="default_character_style"/>
    <style:style style:family="text" style:name="WW-WW8Num15ztrue123" style:parent-style-name="default_character_style"/>
    <style:style style:family="text" style:name="WW8Num2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11zfalse" style:parent-style-name="default_character_style"/>
    <style:style style:family="text" style:name="WW-WW8Num26ztrue1" style:parent-style-name="default_character_style"/>
    <style:style style:family="text" style:name="WW-WW8Num34ztrue123456" style:parent-style-name="default_character_style"/>
    <style:style style:family="text" style:name="WW-WW8Num31ztrue123" style:parent-style-name="default_character_style"/>
    <style:style style:family="text" style:name="WW-WW8Num15ztrue1" style:parent-style-name="default_character_style"/>
    <style:style style:family="text" style:name="WW-WW8Num15ztrue" style:parent-style-name="default_character_style"/>
    <style:style style:family="text" style:name="WW8Num19z1" style:parent-style-name="default_character_style">
      <style:text-properties style:font-name="Courier New" style:font-name-complex="Courier New"/>
    </style:style>
    <style:style style:family="text" style:name="WW8Num19z0" style:parent-style-name="default_character_style">
      <style:text-properties style:font-name="Symbol" style:font-name-complex="Symbol"/>
    </style:style>
    <style:style style:family="text" style:name="WW-WW8Num43ztrue123456" style:parent-style-name="default_character_style"/>
    <style:style style:family="text" style:name="WW8Num19z2" style:parent-style-name="default_character_style">
      <style:text-properties style:font-name="Wingdings" style:font-name-complex="Wingdings"/>
    </style:style>
    <style:style style:family="text" style:name="WW-WW8Num27ztrue1" style:parent-style-name="default_character_style"/>
    <style:style style:family="text" style:name="WW-WW8Num15ztrue123456" style:parent-style-name="default_character_style"/>
    <style:style style:family="text" style:name="WW8Num3z0" style:parent-style-name="default_character_style">
      <style:text-properties style:font-name="Symbol" style:font-name-complex="Symbol"/>
    </style:style>
    <style:style style:family="text" style:name="WW8Num11z0" style:parent-style-name="default_character_style">
      <style:text-properties fo:font-size="12.0pt" style:font-name="Symbol" style:font-name-complex="Symbol" style:font-size-asian="12.0pt"/>
    </style:style>
    <style:style style:family="text" style:name="WW8NumSt2z0" style:parent-style-name="default_character_style">
      <style:text-properties fo:font-size="11.0pt" style:font-name="Arial" style:font-name-complex="Arial" style:font-size-asian="11.0pt"/>
    </style:style>
    <style:style style:family="text" style:name="WW8Num4zfalse" style:parent-style-name="default_character_style"/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true" style:parent-style-name="default_character_style"/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23zfalse" style:parent-style-name="default_character_style"/>
    <style:style style:family="text" style:name="WW-WW8Num36ztrue12345" style:parent-style-name="default_character_style"/>
    <style:style style:family="text" style:name="WW-WW8Num31ztrue12" style:parent-style-name="default_character_style"/>
    <style:style style:family="text" style:name="WW-WW8Num7ztrue12345" style:parent-style-name="default_character_style"/>
    <style:style style:family="text" style:name="WW-WW8Num11ztrue1234" style:parent-style-name="default_character_style"/>
    <style:style style:family="text" style:name="WW8Num28z2" style:parent-style-name="default_character_style">
      <style:text-properties style:font-name="Wingdings" style:font-name-complex="Wingdings"/>
    </style:style>
    <style:style style:family="text" style:name="WW-WW8Num31ztrue" style:parent-style-name="default_character_style"/>
    <style:style style:family="text" style:name="WW-WW8Num33ztrue12" style:parent-style-name="default_character_style"/>
    <style:style style:family="text" style:name="WW-WW8Num34ztrue12" style:parent-style-name="default_character_style"/>
    <style:style style:family="text" style:name="WW8Num16zfalse" style:parent-style-name="default_character_style"/>
    <style:style style:family="text" style:name="WW8Num28z1" style:parent-style-name="default_character_style">
      <style:text-properties style:font-name="Courier New" style:font-name-complex="Courier New"/>
    </style:style>
    <style:style style:family="text" style:name="WW8Num36zfalse" style:parent-style-name="default_character_style">
      <style:text-properties fo:font-size="10.0pt" style:font-size-asian="10.0pt"/>
    </style:style>
    <style:style style:family="text" style:name="WW8Num28z0" style:parent-style-name="default_character_style">
      <style:text-properties style:font-name="Symbol" style:font-name-complex="Symbol"/>
    </style:style>
    <style:style style:family="text" style:name="WW8Num20z2" style:parent-style-name="default_character_style">
      <style:text-properties style:font-name="Wingdings" style:font-name-complex="Wingdings"/>
    </style:style>
    <style:style style:family="text" style:name="WW-WW8Num32ztrue123456" style:parent-style-name="default_character_style"/>
    <style:style style:family="text" style:name="WW8Num4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20z1" style:parent-style-name="default_character_style">
      <style:text-properties style:font-name="Courier New" style:font-name-complex="Courier New"/>
    </style:style>
    <style:style style:family="text" style:name="WW8Num20z0" style:parent-style-name="default_character_style">
      <style:text-properties style:font-name="Symbol" style:font-name-complex="Symbol"/>
    </style:style>
    <style:style style:family="text" style:name="WW8Num8zfalse" style:parent-style-name="default_character_style"/>
    <style:style style:family="text" style:name="WW-WW8Num33ztrue1" style:parent-style-name="default_character_style"/>
    <style:style style:family="text" style:name="WW-WW8Num7ztrue123456" style:parent-style-name="default_character_style"/>
    <style:style style:family="text" style:name="WW8Num16ztrue" style:parent-style-name="default_character_style"/>
    <style:style style:family="text" style:name="WW-WW8Num16ztrue" style:parent-style-name="default_character_style"/>
    <style:style style:family="text" style:name="WW8Num39z2" style:parent-style-name="default_character_style">
      <style:text-properties style:font-name="Wingdings" style:font-name-complex="Wingdings"/>
    </style:style>
    <style:style style:family="text" style:name="WW8Num16z0" style:parent-style-name="default_character_style">
      <style:text-properties fo:font-size="10.0pt" style:font-size-asian="10.0pt"/>
    </style:style>
    <style:style style:family="text" style:name="WW8Num39z0" style:parent-style-name="default_character_style">
      <style:text-properties style:font-name="Symbol" style:font-name-complex="Symbol"/>
    </style:style>
    <style:style style:family="text" style:name="WW8Num39z1" style:parent-style-name="default_character_style">
      <style:text-properties style:font-name="Courier New" style:font-name-complex="Courier New"/>
    </style:style>
    <style:style style:family="text" style:name="WW-WW8Num36ztrue1234" style:parent-style-name="default_character_style"/>
    <style:style style:family="text" style:name="WW-WW8Num27ztrue" style:parent-style-name="default_character_style"/>
    <style:style style:family="text" style:name="WW8Num31z0" style:parent-style-name="default_character_style">
      <style:text-properties style:text-underline-style="none"/>
    </style:style>
    <style:style style:family="text" style:name="WW8Num4z0" style:parent-style-name="default_character_style">
      <style:text-properties style:font-name="Symbol" style:font-name-complex="Symbol"/>
    </style:style>
    <style:style style:family="text" style:name="WW8Num29z2" style:parent-style-name="default_character_style">
      <style:text-properties style:font-name="Wingdings" style:font-name-complex="Wingdings"/>
    </style:style>
    <style:style style:family="text" style:name="WW-WW8Num36ztrue1" style:parent-style-name="default_character_style"/>
    <style:style style:family="text" style:name="WW8Num29z1" style:parent-style-name="default_character_style">
      <style:text-properties style:font-name="Courier New" style:font-name-complex="Courier New"/>
    </style:style>
    <style:style style:family="text" style:name="WW-WW8Num31ztrue12345" style:parent-style-name="default_character_style"/>
    <style:style style:family="text" style:name="WW8Num36ztrue" style:parent-style-name="default_character_style"/>
    <style:style style:family="text" style:name="WW-WW8Num7ztrue123" style:parent-style-name="default_character_style"/>
    <style:style style:family="text" style:name="WW-WW8Num26ztrue" style:parent-style-name="default_character_style"/>
    <style:style style:family="text" style:name="WW8Num29z0" style:parent-style-name="default_character_style">
      <style:text-properties style:font-name="Symbol" style:font-name-complex="Symbol"/>
    </style:style>
    <style:style style:family="text" style:name="WW8Num21z2" style:parent-style-name="default_character_style">
      <style:text-properties style:font-name="Wingdings" style:font-name-complex="Wingdings"/>
    </style:style>
    <style:style style:family="text" style:name="WW8Num44z2" style:parent-style-name="default_character_style">
      <style:text-properties fo:font-size="10.0pt" style:font-name="Wingdings" style:font-name-complex="Wingdings" style:font-size-asian="10.0pt"/>
    </style:style>
    <style:style style:family="text" style:name="WW8Num21z1" style:parent-style-name="default_character_style">
      <style:text-properties style:font-name="Courier New" style:font-name-complex="Courier New"/>
    </style:style>
    <style:style style:family="text" style:name="WW8Num44z0" style:parent-style-name="default_character_style">
      <style:text-properties fo:font-size="10.0pt" style:font-name="Symbol" style:font-name-complex="Symbol" style:font-size-asian="10.0pt"/>
    </style:style>
    <style:style style:family="text" style:name="WW8Num44z1" style:parent-style-name="default_character_style">
      <style:text-properties fo:font-size="10.0pt" style:font-name="Courier New" style:font-name-complex="Courier New" style:font-size-asian="10.0pt"/>
    </style:style>
    <style:style style:family="text" style:name="WW-WW8Num11ztrue" style:parent-style-name="default_character_style"/>
    <style:style style:family="text" style:name="WW8Num21z0" style:parent-style-name="default_character_style">
      <style:text-properties style:font-name="Symbol" style:font-name-complex="Symbol"/>
    </style:style>
    <style:style style:family="text" style:name="WW-WW8Num8ztrue1" style:parent-style-name="default_character_style"/>
    <style:style style:family="text" style:name="WW-WW8Num8ztrue12" style:parent-style-name="default_character_style"/>
    <style:style style:family="text" style:name="WW-WW8Num36ztrue12" style:parent-style-name="default_character_style"/>
    <style:style style:family="text" style:name="WW-WW8Num33ztrue123" style:parent-style-name="default_character_style"/>
    <style:style style:family="text" style:name="WW8Num17z2" style:parent-style-name="default_character_style">
      <style:text-properties style:font-name="Wingdings" style:font-name-complex="Wingdings"/>
    </style:style>
    <style:style style:family="text" style:name="WW-WW8Num27ztrue1234" style:parent-style-name="default_character_style"/>
    <style:style style:family="text" style:name="WW-WW8Num11ztrue12345" style:parent-style-name="default_character_style"/>
    <style:style style:family="text" style:name="WW-WW8Num33ztrue1234" style:parent-style-name="default_character_style"/>
    <style:style style:family="text" style:name="WW8Num17z1" style:parent-style-name="default_character_style">
      <style:text-properties style:font-name="Courier New" style:font-name-complex="Courier New"/>
    </style:style>
    <style:style style:family="text" style:name="WW8Num17z0" style:parent-style-name="default_character_style">
      <style:text-properties style:font-name="Symbol" style:font-name-complex="Symbol"/>
    </style:style>
    <style:style style:family="text" style:name="WW8Num7zfalse" style:parent-style-name="default_character_style">
      <style:text-properties fo:font-size="10.0pt" style:font-size-asian="10.0pt"/>
    </style:style>
    <style:style style:family="text" style:name="WW-WW8Num7ztrue1" style:parent-style-name="default_character_style"/>
    <style:style style:family="text" style:name="WW8Num15zfalse" style:parent-style-name="default_character_style"/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style style:family="text" style:name="WW-WW8Num32ztrue1234" style:parent-style-name="default_character_style"/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-WW8Num4ztrue123" style:parent-style-name="default_character_style"/>
    <style:style style:family="text" style:name="WW8Num11ztrue" style:parent-style-name="default_character_style"/>
    <style:style style:family="text" style:name="WW-WW8Num11ztrue1" style:parent-style-name="default_character_style"/>
    <style:style style:family="text" style:name="WW-WW8Num33ztrue12345" style:parent-style-name="default_character_style"/>
    <style:style style:family="text" style:name="WW-WW8Num31ztrue1" style:parent-style-name="default_character_style"/>
    <style:style style:family="text" style:name="WW-WW8Num15ztrue12" style:parent-style-name="default_character_style"/>
    <style:style style:family="text" style:name="WW-WW8Num11ztrue12" style:parent-style-name="default_character_style"/>
    <style:style style:family="text" style:name="WW-WW8Num32ztrue123" style:parent-style-name="default_character_style"/>
    <style:style style:family="text" style:name="WW-WW8Num7ztrue12" style:parent-style-name="default_character_style"/>
    <style:style style:family="text" style:name="WW8Num27ztrue" style:parent-style-name="default_character_style"/>
    <style:style style:family="text" style:name="WW-WW8Num16ztrue12345" style:parent-style-name="default_character_style"/>
    <style:style style:family="text" style:name="Emphasis" style:parent-style-name="default_character_style">
      <style:text-properties fo:font-style="italic" fo:font-weight="bold" style:font-style-asian="italic" style:font-style-complex="italic" style:font-weight-asian="bold" style:font-weight-complex="bold"/>
    </style:style>
    <style:style style:family="text" style:name="WW-WW8Num11ztrue123456" style:parent-style-name="default_character_style"/>
    <style:style style:family="text" style:name="WW-WW8Num41ztrue12345" style:parent-style-name="default_character_style"/>
    <style:style style:family="text" style:name="WW8Num34zfalse" style:parent-style-name="default_character_style">
      <style:text-properties fo:font-size="10.0pt" style:font-size-asian="10.0pt"/>
    </style:style>
    <style:style style:family="text" style:name="WW-WW8Num27ztrue123456" style:parent-style-name="default_character_style"/>
    <style:style style:family="text" style:name="WW-WW8Num31ztrue123456" style:parent-style-name="default_character_style"/>
    <style:style style:family="text" style:name="WW-WW8Num41ztrue123456" style:parent-style-name="default_character_style"/>
    <style:style style:family="text" style:name="WW-WW8Num26ztrue12345" style:parent-style-name="default_character_style"/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37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37z0" style:parent-style-name="default_character_style">
      <style:text-properties style:font-name="Symbol" style:font-name-complex="Symbol"/>
    </style:style>
    <style:style style:family="text" style:name="WW8Num37z1" style:parent-style-name="default_character_style">
      <style:text-properties style:font-name="Courier New" style:font-name-complex="Courier New"/>
    </style:style>
    <style:style style:display-name="Internet link" style:family="text" style:name="Internet_20_link" style:parent-style-name="default_character_style">
      <style:text-properties fo:color="#0000ff" style:text-underline-style="solid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-WW8Num4ztrue" style:parent-style-name="default_character_style"/>
    <style:style style:family="text" style:name="WW8Num6z0" style:parent-style-name="default_character_style">
      <style:text-properties style:font-name="Symbol" style:font-name-complex="Symbol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-WW8Num32ztrue12345" style:parent-style-name="default_character_style"/>
    <style:style style:family="text" style:name="WW-WW8Num8ztrue" style:parent-style-name="default_character_style"/>
    <style:style style:family="text" style:name="WW-WW8Num26ztrue123456" style:parent-style-name="default_character_style"/>
    <style:style style:family="text" style:name="WW-WW8Num26ztrue123" style:parent-style-name="default_character_style"/>
    <style:style style:family="text" style:name="WW-WW8Num16ztrue123456" style:parent-style-name="default_character_style"/>
    <style:style style:family="text" style:name="WW-WW8Num11ztrue123" style:parent-style-name="default_character_style"/>
    <style:style style:family="text" style:name="WW-WW8Num23ztrue12345" style:parent-style-name="default_character_style"/>
    <style:style style:family="text" style:name="WW-WW8Num15ztrue12345" style:parent-style-name="default_character_style"/>
    <style:style style:family="text" style:name="WW-WW8Num41ztrue12" style:parent-style-name="default_character_style"/>
    <style:style style:family="text" style:name="WW-WW8Num26ztrue12" style:parent-style-name="default_character_style"/>
    <style:style style:family="text" style:name="WW-WW8Num43ztrue123" style:parent-style-name="default_character_style"/>
    <style:style style:display-name="Page Number" style:family="text" style:name="Page_20_Number" style:parent-style-name="Default_20_Paragraph_20_Font"/>
    <style:style style:family="text" style:name="WW8Num42z4" style:parent-style-name="default_character_style">
      <style:text-properties style:font-name="Courier New" style:font-name-complex="Courier New"/>
    </style:style>
    <style:style style:family="text" style:name="WW8Num41zfalse" style:parent-style-name="default_character_style"/>
    <style:style style:family="text" style:name="WW8Num42z2" style:parent-style-name="default_character_style">
      <style:text-properties style:font-name="Wingdings" style:font-name-complex="Wingdings"/>
    </style:style>
    <style:style style:family="text" style:name="WW-WW8Num16ztrue1" style:parent-style-name="default_character_style"/>
    <style:style style:family="text" style:name="WW8Num42z0" style:parent-style-name="default_character_style">
      <style:text-properties style:font-name="Symbol" style:font-name-complex="Symbol"/>
    </style:style>
    <style:style style:family="text" style:name="WW-WW8Num36ztrue123456" style:parent-style-name="default_character_style"/>
    <style:style style:family="text" style:name="WW-WW8Num43ztrue1" style:parent-style-name="default_character_style"/>
    <style:style style:family="text" style:name="WW-WW8Num34ztrue1234" style:parent-style-name="default_character_style"/>
    <style:style style:family="text" style:name="WW8Num15ztrue" style:parent-style-name="default_character_style"/>
    <style:style style:family="text" style:name="WW-WW8Num8ztrue12345" style:parent-style-name="default_character_style"/>
    <style:style style:family="text" style:name="WW8Num38z1" style:parent-style-name="default_character_style">
      <style:text-properties style:font-name="Courier New" style:font-name-complex="Courier New"/>
    </style:style>
    <style:style style:display-name="HTML Preformatted Char" style:family="text" style:name="HTML_20_Preformatted_20_Char" style:parent-style-name="default_character_style">
      <style:text-properties style:font-name="Courier New" style:font-name-complex="Courier New"/>
    </style:style>
    <style:style style:family="text" style:name="WW8Num15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-WW8Num7ztrue1234" style:parent-style-name="default_character_style"/>
    <style:style style:family="text" style:name="WW8Num38z2" style:parent-style-name="default_character_style">
      <style:text-properties style:font-name="Wingdings" style:font-name-complex="Wingdings"/>
    </style:style>
    <style:style style:family="text" style:name="WW-WW8Num43ztrue12345" style:parent-style-name="default_character_style"/>
    <style:style style:family="text" style:name="WW8Num38z0" style:parent-style-name="default_character_style">
      <style:text-properties style:font-name="Symbol" style:font-name-complex="Symbol"/>
    </style:style>
    <style:style style:family="text" style:name="WW-WW8Num23ztrue123" style:parent-style-name="default_character_style"/>
    <style:style style:family="text" style:name="WW8Num30z0" style:parent-style-name="default_character_style">
      <style:text-properties style:font-name="Symbol" style:font-name-complex="Symbol"/>
    </style:style>
    <style:style style:family="text" style:name="WW-WW8Num32ztrue1" style:parent-style-name="default_character_style"/>
    <style:style style:family="text" style:name="WW8Num30z2" style:parent-style-name="default_character_style">
      <style:text-properties style:font-name="Wingdings" style:font-name-complex="Wingdings"/>
    </style:style>
    <style:style style:family="text" style:name="WW8Num30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34ztrue" style:parent-style-name="default_character_style"/>
    <style:style style:family="text" style:name="WW8Num26zfalse" style:parent-style-name="default_character_style"/>
    <style:style style:family="text" style:name="WW-WW8Num32ztrue12" style:parent-style-name="default_character_style"/>
    <style:style style:family="text" style:name="WW8Num24z3" style:parent-style-name="default_character_style">
      <style:text-properties style:font-name="Symbol" style:font-name-complex="Symbol"/>
    </style:style>
    <style:style style:family="text" style:name="WW8Num24z2" style:parent-style-name="default_character_style">
      <style:text-properties style:font-name="Wingdings" style:font-name-complex="Wingdings"/>
    </style:style>
    <style:style style:family="text" style:name="WW-WW8Num26ztrue1234" style:parent-style-name="default_character_style"/>
    <style:style style:family="text" style:name="WW8Num24z1" style:parent-style-name="default_character_style">
      <style:text-properties style:font-name="Courier New" style:font-name-complex="Courier New"/>
    </style:style>
    <style:style style:family="text" style:name="WW8Num24z0" style:parent-style-name="default_character_style">
      <style:text-properties fo:font-size="12.0pt" style:font-name="Symbol" style:font-name-complex="Symbol" style:font-size-asian="12.0pt"/>
    </style:style>
    <style:style style:family="text" style:name="WW8Num33ztrue" style:parent-style-name="default_character_style"/>
    <style:style style:family="text" style:name="WW-WW8Num43ztrue" style:parent-style-name="default_character_style"/>
    <style:style style:family="text" style:name="WW8Num32ztrue" style:parent-style-name="default_character_style"/>
    <style:style style:family="text" style:name="WW8Num2zfalse" style:parent-style-name="default_character_style"/>
    <style:style style:family="text" style:name="WW-WW8Num34ztrue123" style:parent-style-name="default_character_style"/>
    <style:style style:display-name="Comment Reference" style:family="text" style:name="Comment_20_Reference" style:parent-style-name="default_character_style">
      <style:text-properties fo:font-size="8.0pt" style:font-size-asian="8.0pt"/>
    </style:style>
    <style:style style:family="text" style:name="WW-WW8Num4ztrue1234" style:parent-style-name="default_character_style"/>
    <style:style style:family="text" style:name="WW8Num35z2" style:parent-style-name="default_character_style">
      <style:text-properties style:font-name="Wingdings" style:font-name-complex="Wingdings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35z0" style:parent-style-name="default_character_style">
      <style:text-properties style:font-name="Symbol" style:font-name-complex="Symbol"/>
    </style:style>
    <style:style style:family="text" style:name="WW8Num35z1" style:parent-style-name="default_character_style">
      <style:text-properties style:font-name="Courier New" style:font-name-complex="Courier New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-WW8Num8ztrue123456" style:parent-style-name="default_character_style"/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-WW8Num32ztrue" style:parent-style-name="default_character_style"/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1z7" style:parent-style-name="default_character_style"/>
    <style:style style:family="text" style:name="WW8Num1z8" style:parent-style-name="default_character_style"/>
    <style:style style:family="text" style:name="WW8Num9z0" style:parent-style-name="default_character_style">
      <style:text-properties style:font-name="Symbol" style:font-name-complex="Symbol"/>
    </style:style>
    <style:style style:family="text" style:name="WW-WW8Num34ztrue12345" style:parent-style-name="default_character_style"/>
    <style:style style:family="text" style:name="WW-WW8Num33ztrue" style:parent-style-name="default_character_style"/>
    <style:style style:family="text" style:name="WW-WW8Num41ztrue123" style:parent-style-name="default_character_style"/>
    <style:style style:family="text" style:name="WW8Num25z2" style:parent-style-name="default_character_style">
      <style:text-properties style:font-name="Wingdings" style:font-name-complex="Wingdings"/>
    </style:style>
    <style:style style:family="text" style:name="WW8Num25z1" style:parent-style-name="default_character_style">
      <style:text-properties style:font-name="Courier New" style:font-name-complex="Courier New"/>
    </style:style>
    <style:style style:family="text" style:name="WW8Num25z0" style:parent-style-name="default_character_style">
      <style:text-properties style:font-name="Symbol" style:font-name-complex="Symbol"/>
    </style:style>
    <style:style style:family="text" style:name="WW8Num40z2" style:parent-style-name="default_character_style">
      <style:text-properties style:font-name="Wingdings" style:font-name-complex="Wingdings"/>
    </style:style>
    <style:style style:family="text" style:name="WW8Num40z0" style:parent-style-name="default_character_style">
      <style:text-properties style:font-name="Symbol" style:font-name-complex="Symbol"/>
    </style:style>
    <style:style style:family="text" style:name="WW8Num40z1" style:parent-style-name="default_character_style">
      <style:text-properties style:font-name="Courier New" style:font-name-complex="Courier New"/>
    </style:style>
    <style:style style:family="text" style:name="WW8Num32zfalse" style:parent-style-name="default_character_style"/>
    <style:style style:family="text" style:name="WW-WW8Num23ztrue1" style:parent-style-name="default_character_style"/>
    <style:style style:family="text" style:name="WW-WW8Num16ztrue1234" style:parent-style-name="default_character_style"/>
    <style:style style:family="text" style:name="WW-WW8Num8ztrue1234" style:parent-style-name="default_character_style"/>
    <style:style style:family="text" style:name="WW-WW8Num16ztrue123" style:parent-style-name="default_character_style"/>
    <style:style style:family="text" style:name="WW-WW8Num27ztrue12345" style:parent-style-name="default_character_style"/>
    <style:style style:family="text" style:name="WW-WW8Num4ztrue12345" style:parent-style-name="default_character_style"/>
    <style:style style:family="text" style:name="WW-WW8Num23ztrue" style:parent-style-name="default_character_style"/>
    <style:style style:family="text" style:name="WW8Num27zfalse" style:parent-style-name="default_character_style"/>
    <style:style style:family="text" style:name="WW-WW8Num43ztrue12" style:parent-style-name="default_character_style"/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z1" style:parent-style-name="default_character_style"/>
    <style:style style:family="text" style:name="WW-WW8Num4ztrue12" style:parent-style-name="default_character_style"/>
    <style:style style:family="text" style:name="WW8Num23ztrue" style:parent-style-name="default_character_style"/>
    <style:style style:family="text" style:name="WW8Num1z2" style:parent-style-name="default_character_style">
      <style:text-properties style:font-name="Courier New" style:font-name-complex="Courier New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z0" style:parent-style-name="default_character_style">
      <style:text-properties style:font-name="Symbol" style:font-name-complex="Symbol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1z5" style:parent-style-name="default_character_style"/>
    <style:style style:family="text" style:name="WW-WW8Num4ztrue123456" style:parent-style-name="default_character_style"/>
    <style:style style:family="text" style:name="WW8Num1z6" style:parent-style-name="default_character_style"/>
    <style:style style:family="text" style:name="WW8Num1z3" style:parent-style-name="default_character_style">
      <style:text-properties style:font-name="Wingdings" style:font-name-complex="Wingdings"/>
    </style:style>
    <style:style style:family="text" style:name="WW8Num1z4" style:parent-style-name="default_character_style"/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graphic" style:name="a8d635c" style:parent-style-name="Frame">
      <style:graphic-properties fo:background-color="#ffffff" fo:border-bottom="none" fo:border-left="none" fo:border-right="none" fo:border-top="none" fo:padding-bottom="0.02mm" fo:padding-left="0.02mm" fo:padding-right="0.02mm" fo:padding-top="0.02mm" style:horizontal-pos="center" style:horizontal-rel="page-start-margin" style:vertical-pos="from-top" style:vertical-rel="paragraph" svg:y="0.02mm"/>
    </style:style>
    <style:style style:family="paragraph" style:list-style-name="OTK_DEFAULT_LIST" style:name="a86f561">
      <style:paragraph-properties/>
      <style:text-properties fo:font-style="normal" fo:font-weight="normal" style:font-name="Calibri" style:font-name-asian="Calibri" style:font-name-complex="Calibri"/>
    </style:style>
    <style:style style:family="graphic" style:name="a9edc86" style:parent-style-name="default">
      <style:graphic-properties draw:fill="solid" draw:fill-color="#c0c0c0" fo:margin-left="3.19mm" fo:margin-right="3.19mm" fo:padding-bottom="2.29mm" fo:padding-left="4.41mm" fo:padding-right="4.41mm" fo:padding-top="2.29mm" style:horizontal-pos="center" style:horizontal-rel="page-start-margin" style:run-through="background" style:vertical-rel="page-content" style:wrap="run-through" style:wrap-contour="false" svg:x="-25.4mm" svg:y="139.21mm"/>
    </style:style>
    <style:style style:family="paragraph" style:name="ab9f384" style:parent-style-name="Header">
      <style:text-properties fo:country="DE" fo:language="de"/>
    </style:style>
  </office:automatic-styles>
  <office:master-styles>
    <style:master-page style:name="Standard">
      <style:header>
        <text:p text:style-name="Header"/>
      </style:header>
      <style:header-first>
        <text:p text:style-name="ab9f384"><draw:frame draw:style-name="a9edc86" draw:z-index="2" svg:height="232.79mm" svg:width="232.79mm" svg:x="-25.4mm" svg:y="139.21mm" text:anchor-type="as-char"><draw:text-box><text:list text:continue-numbering="true" text:style-name="OTK_DEFAULT_LIST"><text:list-header><text:p text:style-name="a86f561">DRAFT</text:p></text:list-header></text:list></draw:text-box></draw:frame></text:p>
      </style:header-first>
      <style:footer>
        <text:p text:style-name="Footer"><draw:frame draw:style-name="a8d635c" draw:z-index="1" svg:height="6.31mm" svg:width="24.68mm" svg:y="0.02mm" text:anchor-type="as-char"><draw:text-box><text:p text:style-name="Footer"><text:page-number>3</text:page-number></text:p><text:p text:style-name="Footer"/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4</dc:date>
    <meta:editing-cycles>2</meta:editing-cycles>
    <meta:editing-duration>PT0.068S</meta:editing-duration>
  </office:meta>
</office:document-meta>
</file>